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style:style>
    <style:style style:name="P2" style:family="paragraph" style:parent-style-name="Normal_20__28_Web_29_">
      <style:paragraph-properties fo:margin-top="0cm" fo:margin-bottom="0cm" loext:contextual-spacing="false"/>
      <style:text-properties fo:language="fi" fo:country="FI"/>
    </style:style>
    <style:style style:name="P3" style:family="paragraph" style:parent-style-name="Normal_20__28_Web_29_">
      <style:paragraph-properties fo:margin-top="0cm" fo:margin-bottom="0.529cm" loext:contextual-spacing="false"/>
    </style:style>
    <style:style style:name="P4" style:family="paragraph" style:parent-style-name="Standard">
      <style:paragraph-properties fo:text-align="end" style:justify-single-word="false"/>
    </style:style>
    <style:style style:name="P5" style:family="paragraph" style:parent-style-name="Standard">
      <style:paragraph-properties fo:margin-top="0cm" fo:margin-bottom="0.512cm" loext:contextual-spacing="false"/>
    </style:style>
    <style:style style:name="P6" style:family="paragraph" style:parent-style-name="Text_20_body">
      <style:text-properties fo:font-weight="bold" style:font-weight-asian="bold" style:font-size-complex="12pt" style:font-style-complex="italic"/>
    </style:style>
    <style:style style:name="P7" style:family="paragraph" style:parent-style-name="Text_20_body">
      <style:paragraph-properties fo:margin-top="0cm" fo:margin-bottom="0cm" loext:contextual-spacing="false"/>
    </style:style>
    <style:style style:name="P8" style:family="paragraph" style:parent-style-name="Text_20_body" style:master-page-name="Standard">
      <style:paragraph-properties fo:margin-top="0cm" fo:margin-bottom="0cm" loext:contextual-spacing="false" style:page-number="auto"/>
    </style:style>
    <style:style style:name="P9" style:family="paragraph" style:parent-style-name="Text_20_body">
      <style:paragraph-properties fo:margin-top="0cm" fo:margin-bottom="0.512cm" loext:contextual-spacing="false">
        <style:tab-stops>
          <style:tab-stop style:position="2.12cm"/>
        </style:tab-stops>
      </style:paragraph-properties>
    </style:style>
    <style:style style:name="T1" style:family="text">
      <style:text-properties fo:font-size="11pt" fo:font-weight="bold" style:font-size-asian="11pt" style:font-weight-asian="bold" style:font-size-complex="11pt" style:font-style-complex="italic"/>
    </style:style>
    <style:style style:name="T2" style:family="text">
      <style:text-properties fo:font-size="11pt" style:font-size-asian="11pt" style:font-size-complex="11pt" style:font-style-complex="italic"/>
    </style:style>
    <style:style style:name="T3" style:family="text">
      <style:text-properties style:font-style-complex="italic"/>
    </style:style>
    <style:style style:name="T4" style:family="text">
      <style:text-properties fo:color="#000000" fo:language="fi" fo:country="FI" fo:font-weight="bold" style:font-weight-asian="bold" style:font-weight-complex="bold"/>
    </style:style>
    <style:style style:name="T5" style:family="text">
      <style:text-properties fo:color="#000000" fo:language="fi" fo:country="FI" fo:font-style="italic" style:font-style-asian="italic" style:font-style-complex="italic"/>
    </style:style>
    <style:style style:name="T6" style:family="text">
      <style:text-properties fo:color="#000000" fo:language="fi" fo:country="FI"/>
    </style:style>
    <style:style style:name="T7" style:family="text">
      <style:text-properties fo:color="#000000"/>
    </style:style>
    <style:style style:name="T8" style:family="text">
      <style:text-properties fo:language="fi" fo:country="FI"/>
    </style:style>
    <style:style style:name="T9" style:family="text">
      <style:text-properties fo:color="#1155cc" fo:language="fi" fo:country="FI"/>
    </style:style>
    <style:style style:name="T10" style:family="text">
      <style:text-properties fo:font-weight="bold" style:font-weight-asian="bold" style:font-size-complex="12pt" style:font-style-complex="italic"/>
    </style:style>
    <style:style style:name="T11" style:family="text">
      <style:text-properties fo:font-weight="bold" style:font-weight-asian="bold" style:font-style-complex="italic"/>
    </style:style>
    <style:style style:name="T12" style:family="text">
      <style:text-properties style:use-window-font-color="true" fo:font-style="italic" style:font-style-asian="italic"/>
    </style:style>
    <style:style style:name="T13" style:family="text">
      <style:text-properties style:use-window-font-color="true" fo:font-weight="bold" style:font-weight-asian="bold" style:font-style-complex="italic"/>
    </style:style>
    <style:style style:name="T14" style:family="text">
      <style:text-properties style:use-window-font-color="true"/>
    </style:style>
    <style:style style:name="T15" style:family="text">
      <style:text-properties style:use-window-font-color="true"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size-complex="10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KMD/ </text:span><text:span text:style-name="T2">Ledig embete som fylkesmann i Troms og Finnmark, kunngjøringstekst på kvensk</text:span></text:p>
      <text:p text:style-name="P7"><text:span text:style-name="T2">Oversatt til kvensk: Kainun institutti - Kvensk institutt 21.06.2017</text:span></text:p>
      <text:p text:style-name="P6"/>
      <text:p text:style-name="P6"/>
      <text:p text:style-name="P1"><text:span text:style-name="T4">Maaherra</text:span></text:p>
      <text:p text:style-name="P2"/>
      <text:p text:style-name="P1"><text:span text:style-name="T5">Maaherra oon Kuninkhaan ja Hallituksen representantti fylkissä, ja hänen työnä oon kuorata Hallituksen ja Isotingan moolii ja suuntalinjoi. Työtehtäävät täkäthään laajan työkentän johon kuuluu muun myötä pörhäänkattoot komuuniitten ökonomiita ja hallintaa, sosiaalifaakilissii ja perhetoikkeuđellissii assiita, samfynniturvalisuutta ja kapasiteettii, ja tehtääviitä jokka kuuluthaan tervheys-, opetus-, maanpruuki- ja miljöönsuojelusektorhiin. Maaherran työhön kuuluu kans sovitella staatin hallinan fylkissä, sekä tehđä yhtheistyötä ja neuvotella staatin, fylkinkomuunin ja komuuniitten kans. Maaherra oon administratiivisesti Komunaali- ja uuistusdepartementin alla, ja tekkee työtehtäviitä usseile departementiile ja direktoraatiile.</text:span></text:p>
      <text:p text:style-name="P3"><text:span text:style-name="T8"> </text:span></text:p>
      <text:p text:style-name="P3"><text:span text:style-name="T4">Vapaa maaherran virka Tromssassa ja Finmarkussa (määrätyiksi vuosiksi)</text:span></text:p>
      <text:p text:style-name="P3"><text:span text:style-name="T6">Maaherranvirat Tromssassa ja Finmarkussa liitethään yhtheen 1. januaarikuuta 2019, ja konttuuripaikan jajethaan. Tätä yhtheenliitettyy virkkaa varten perustethaan uuđen maaherran viran. Maaherra johtaa hallintajoukkoo jossa oon suunile 265 työntekkiijää ja jolla oon laajoi työtehtäviitä. Konttuuripaikat oon Tromssassa ja Vesisaaressa. Pääpaikka oon Vesisaaressa jossa oon kans maaherran konttuuri.</text:span></text:p>
      <text:p text:style-name="P3"><text:span text:style-name="T6">Hänelä joka hakkee virkkhaan</text:span><text:bookmark text:name="_GoBack"/><text:span text:style-name="T6">, häättyy olla laaja tieto ja luja intressi samfynnin ympäri, ja hänelä häättyy olla kans kokemusta ja tiettoo julkisen hallinan ympäri ja siitä kunka se toimii. Hakkiija häättyy saattaat dokumenteerata ette hänelä oon kans kokemusta johtaajan työssä korkkeela tasala julkisessa ja/tahi privaatissa toimessa tahi organisasjuunityössä. Toivoma ette hakkiijalla oon kyky ja halu analyseerata probleemiita, saavuttaat tuloksii, uuđistaat ja kehittäät, ja dokumenteerata muutos- ja integreerinkiprosessiitten tuloksii. Toivoma ette hakkiijalla oon korkkeeman tasan koulutus.</text:span></text:p>
      <text:p text:style-name="P3"><text:span text:style-name="T6">Maaherran tärkkee tehtäävä oon sovitella yhtheen staatin sektoritehtääviitä suhtheessa komuunhiin ja fylkinkomuunhiin. Sen tähđen panema painoo sille ette hakkiija kykenee tekemhään yhtheistyötä ja hantteeraa konfliktiita, ja ette hänelä oon hyvät sosiaaliset ominaisuuđet. Hakkiijalla häättyy olla kyky sisäisesti motiveerata ja ulkoisesti profileerata työtehtäviitä ja organisasjuunii.</text:span></text:p>
      <text:p text:style-name="P3"><text:span text:style-name="T6">Tromssan ja Finmarkun maaherran viran (nimi saattaa vielä vaihettuut) perustethaan 1. januaarikuuta 2019, ja työ alkkaa silloin. Virka kestää määrätyn aijan, ja sen pittuus oon kuusi vuotta. Julkisen ilmoituksen ja konkuransin jälkhiin oon kuiten mahđolista ette sinun uuđestinimethään virkhaan, ja silloin virka kestää taas tulleevat kuusi vuotta.</text:span></text:p>
      <text:p text:style-name="P3"><text:span text:style-name="T6">Virka oon staatin johtaajanpalkkasysteemissä. Veron maksethaan Staatin pensjuunikasshiin niin ko jälläävissä päätöksissä määräthään. Met kuoraama julkisen assiinkäsittelyn prinsippii silloin ko virka oon julkisesti eriliikaisen tärkkee. Se meinaa sitä ette hakkijoitten nimet nävythään julkisessa hakkiijalistassa.</text:span></text:p>
      <text:p text:style-name="P1"><text:span text:style-name="T6">Jos halluut enämen tiettoo viran ympäri, niin ota kontaktin meiđän kans: departementinneuvooja Eivind Dale, tlf. 22 24 68 08, tahi osastonpäälikkö Cathrin Sætre, tlf. 22 24 42 85.</text:span></text:p>
      <text:p text:style-name="P1"><text:span text:style-name="T8"> </text:span></text:p>
      <text:p text:style-name="P1"><text:span text:style-name="T6">Jos halluut registreerata elektroonisen hakemuksen ja CVn, niin katto Komunaali- ja uuistusdepartementin työportaalii tästä:</text:span><text:a xlink:type="simple" xlink:href="http://www.jobb.dep.no/kmd.%20Søknadsfristen%20er%206" text:style-name="Internet_20_link" text:visited-style-name="Visited_20_Internet_20_Link"> </text:a><text:a xlink:type="simple" xlink:href="http://www.jobb.dep.no/kmd.%20Søknadsfristen%20er%206" text:style-name="Internet_20_link" text:visited-style-name="Visited_20_Internet_20_Link"><text:span text:style-name="T9">www.jobb.dep.no/kmd.</text:span></text:a></text:p>
      <text:p text:style-name="P1"><text:span text:style-name="T7">Hakemafristi oon 8. aukustikuuta 2017.</text:span></text:p>
      <text:p text:style-name="Standard"/>
      <text:p text:style-name="P5"/>
      <text:p text:style-name="P9"><text:span text:style-name="T10"><text:tab/></text:span></text:p>
      <text:p text:style-name="Text_20_body"><text:span text:style-name="T11">Fylkesmann</text:span></text:p>
      <text:p text:style-name="Text_20_body"><text:span text:style-name="T12">Fylkesmannen er Kongen og Regjeringens representant i fylket, og skal arbeide for å følge opp Stortingets og Regjeringens mål og retningslinjer</text:span><text:span text:style-name="T17">. Arbeidsoppgavene dekker et vidt arbeidsfelt og omfatter bl.a. tilsyn med kommunenes økonomi og forvaltning, sosialfaglige og familierettslige saker, samfunnstrygghet og beredskap, og oppgaver innenfor helse-, utdannings-, landbruks- og miljøvernsektoren. </text:span><text:span text:style-name="T16">Fylkesmannen skal også samordne den øvrige statlige forvaltningen i fylket</text:span><text:span text:style-name="T12">,</text:span><text:span text:style-name="T16"> og ta del i samarbeid og samhandling mellom stat, fylkeskommune og kommuner</text:span><text:span text:style-name="T12">.</text:span><text:span text:style-name="T17"> Fylkesmannen er administrativt underlagt Kommunal- og moderniseringsdepartementet, og utfører oppgaver for en rekke departement og direktorat. </text:span></text:p>
      <text:p text:style-name="Text_20_body"><text:span text:style-name="T11">Ledig embete som fylkesmann i Troms og Finnmark </text:span><text:span text:style-name="T13">(åremål)</text:span></text:p>
      <text:p text:style-name="Text_20_body"><text:span text:style-name="T14">Fylkesmannsembetene i Troms og Finnmark slås sammen fra 1. januar 2019, og vil ha delt lokalisering. Det opprettes samtidig et embete som fylkesmann for det nye sammenslåtte embetet. </text:span><text:span text:style-name="T15">Fylkesmannen vil lede en forvaltningsenhet med omfattende oppgaver og med ca. 265 ansatte. </text:span><text:span text:style-name="T3">Kontorsted vil være delt mellom Tromsø og Vadsø, med hovedsetet i Vadsø, der også fylkesmannen skal ha sitt kontor. <text:s/></text:span></text:p>
      <text:p text:style-name="Standard"><text:soft-page-break/><text:span text:style-name="T18">D</text:span>en som søker må ha bred samfunnsinnsikt og høyt samfunnsengasjement, og ha erfaring fra og innsikt i offentlig forvaltning og dens virkemåte. Erfaring som leder på høyt nivå fra offentlig og/eller privat virksomhet eller fra organisasjonsarbeid, må kunne dokumenteres. Evne og vilje til problemanalyse og resultatoppnåelse, nyorientering og utvikling vil bli vektlagt, sammen med dokumenterte resultater fra omstillings- og integreringsprosesser. Det er ønskelig med høyere utdanning.<text:line-break/></text:p>
      <text:p text:style-name="Standard">En viktig oppgave for fylkesmannen er samordning av statlige sektoroppgaver i relasjon til kommunene og fylkeskommunen. Det blir derfor lagt vekt på evne til samarbeid og konflikthåndtering, i tillegg til gode sosiale egenskaper. Videre bør søkeren ha gode evner til intern motivering og ekstern profilering av oppgavene og organisasjonen. </text:p>
      <text:p text:style-name="Standard"><text:line-break/>Embete som fylkesmann i Troms og Finnmark (kan bli navnendring) etableres fra 1. januar 2019, med tiltredelse fra dette tidspunktet. Lengden på åremålet er seks år, med mulighet for reoppnevning i en ny seksårsperiode etter offentlig kunngjøring og konkurranse. </text:p>
      <text:p text:style-name="Standard"/>
      <text:p text:style-name="Standard">Embetet er innplassert i lederlønnssystemet i staten. Innskudd til Statens pensjonskasse blir trukket fra i samsvar med gjeldende vedtak. Ut fra prinsippet om åpen saksbehandling når det gjelder stillinger av særlig stor offentlig interesse, vil navnene på søkerne bli ført opp på offentlig søkerliste. <text:s/></text:p>
      <text:p text:style-name="Standard"/>
      <text:p text:style-name="Standard">For nærmere opplysninger om embetet, ta kontakt med departementsråd Eivind Dale, tlf. 22 24 68 08, eller ekspedisjonssjef Cathrin Sætre, tlf. 22 24 42 85. </text:p>
      <text:p text:style-name="Standard"><text:line-break/>For registrering av elektronisk søknad og CV, se Kommunal- og moderniseringsdepartementets jobbportal på <text:a xlink:type="simple" xlink:href="http://www.jobb.dep.no/kmd.%20Søknadsfristen%20er%206" text:style-name="Internet_20_link" text:visited-style-name="Visited_20_Internet_20_Link">www.jobb.dep.no/kmd. Søknadsfristen er </text:a><text:span text:style-name="Internet_20_link">8</text:span>. august 2017. </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style:text-properties fo:color="#000000"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rødtekst_20_Tegn" style:display-name="Brødtekst Tegn" style:family="text" style:parent-style-name="Default_20_Paragraph_20_Font">
      <style:text-properties fo:color="#000000"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20</meta:editing-cycles>
    <meta:print-date>2007-06-07T11:27:00</meta:print-date>
    <meta:creation-date>2017-06-20T15:57:00</meta:creation-date>
    <dc:date>2017-06-21T12:35:00</dc:date>
    <meta:editing-duration>PT4H33M</meta:editing-duration>
    <meta:generator>LibreOffice/6.4.6.2$Linux_X86_64 LibreOffice_project/40$Build-2</meta:generator>
    <meta:document-statistic meta:table-count="0" meta:image-count="1" meta:object-count="0" meta:page-count="2" meta:paragraph-count="27" meta:word-count="803" meta:character-count="6236" meta:non-whitespace-character-count="5441"/>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